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76cm" svg:stroke-color="#00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none" draw:fill="none" draw:textarea-vertical-align="middle" fo:min-height="0.36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Times New Roman1" fo:font-size="18pt" style:font-name-asian="Times New Roman1" style:font-size-asian="18pt" style:font-name-complex="Times New Roman1" style:font-size-complex="18pt"/>
    </style:style>
    <style:style style:name="T2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1.27cm" svg:height="1.27cm" svg:x="0.159cm" svg:y="3.031cm" svg:viewBox="0 0 1271 1271" svg:d="M0 635v1c0-117 27-217 85-318 59-102 131-174 233-233 101-58 201-85 317-85 117 0 217 27 318 85 102 59 174 131 233 233 58 101 85 201 85 317 0 117-27 217-85 318-59 102-131 174-233 233-101 58-201 85-318 85-116 0-216-27-317-85-102-59-174-131-233-233-58-101-85-201-85-317z">
            <text:p/>
          </draw:path>
          <draw:frame draw:style-name="gr2" draw:text-style-name="P1" draw:layer="layout" svg:width="1.111cm" svg:height="0.986cm" svg:x="0.238cm" svg:y="3.174cm">
            <draw:text-box>
              <text:p text:style-name="P2"><text:span text:style-name="T1">S</text:span></text:p>
            </draw:text-box>
          </draw:frame>
        </draw:g>
        <draw:g>
          <draw:path draw:style-name="gr1" draw:text-style-name="P1" draw:layer="layout" svg:width="1.27cm" svg:height="1.27cm" svg:x="11.589cm" svg:y="3.031cm" svg:viewBox="0 0 1271 1271" svg:d="M0 635v1c0-117 27-217 85-318 59-102 131-174 233-233 101-58 201-85 317-85 117 0 217 27 318 85 102 59 174 131 233 233 58 101 85 201 85 317 0 117-27 217-85 318-59 102-131 174-233 233-101 58-201 85-318 85-116 0-216-27-317-85-102-59-174-131-233-233-58-101-85-201-85-317z">
            <text:p/>
          </draw:path>
          <draw:frame draw:style-name="gr2" draw:text-style-name="P1" draw:layer="layout" svg:width="1.111cm" svg:height="0.986cm" svg:x="11.668cm" svg:y="3.174cm">
            <draw:text-box>
              <text:p text:style-name="P2"><text:span text:style-name="T1">T</text:span></text:p>
            </draw:text-box>
          </draw:frame>
        </draw:g>
        <draw:line draw:style-name="gr3" draw:text-style-name="P1" draw:layer="layout" svg:x1="1.588cm" svg:y1="3.667cm" svg:x2="3.812cm" svg:y2="3.651cm">
          <text:p/>
        </draw:line>
        <draw:line draw:style-name="gr3" draw:text-style-name="P1" draw:layer="layout" svg:x1="9.208cm" svg:y1="3.667cm" svg:x2="11.432cm" svg:y2="3.651cm">
          <text:p/>
        </draw:line>
        <draw:frame draw:style-name="gr4" draw:text-style-name="P1" draw:layer="layout" svg:width="0.953cm" svg:height="0.753cm" svg:x="9.842cm" svg:y="2.965cm">
          <draw:text-box>
            <text:p text:style-name="P2"><text:span text:style-name="T2">13</text:span></text:p>
          </draw:text-box>
        </draw:frame>
        <draw:frame draw:style-name="gr5" draw:text-style-name="P1" draw:layer="layout" svg:width="0.953cm" svg:height="0.753cm" svg:x="2.223cm" svg:y="2.972cm">
          <draw:text-box>
            <text:p text:style-name="P2"><text:span text:style-name="T2">2</text:span></text:p>
          </draw:text-box>
        </draw:frame>
        <draw:g>
          <draw:path draw:style-name="gr1" draw:text-style-name="P1" draw:layer="layout" svg:width="1.27cm" svg:height="1.27cm" svg:x="3.969cm" svg:y="3.031cm" svg:viewBox="0 0 1271 1271" svg:d="M0 635v1c0-117 27-217 85-318 59-102 131-174 233-233 101-58 201-85 317-85 117 0 217 27 318 85 102 59 174 131 233 233 58 101 85 201 85 317 0 117-27 217-85 318-59 102-131 174-233 233-101 58-201 85-318 85-116 0-216-27-317-85-102-59-174-131-233-233-58-101-85-201-85-317z">
            <text:p/>
          </draw:path>
          <draw:frame draw:style-name="gr2" draw:text-style-name="P1" draw:layer="layout" svg:width="1.111cm" svg:height="0.986cm" svg:x="4.048cm" svg:y="3.174cm">
            <draw:text-box>
              <text:p text:style-name="P2"><text:span text:style-name="T1">B</text:span></text:p>
            </draw:text-box>
          </draw:frame>
        </draw:g>
        <draw:g>
          <draw:path draw:style-name="gr1" draw:text-style-name="P1" draw:layer="layout" svg:width="1.27cm" svg:height="1.27cm" svg:x="7.779cm" svg:y="3.031cm" svg:viewBox="0 0 1271 1271" svg:d="M0 635v1c0-117 27-217 85-318 59-102 131-174 233-233 101-58 201-85 317-85 117 0 217 27 318 85 102 59 174 131 233 233 58 101 85 201 85 317 0 117-27 217-85 318-59 102-131 174-233 233-101 58-201 85-318 85-116 0-216-27-317-85-102-59-174-131-233-233-58-101-85-201-85-317z">
            <text:p/>
          </draw:path>
          <draw:frame draw:style-name="gr2" draw:text-style-name="P1" draw:layer="layout" svg:width="1.111cm" svg:height="0.986cm" svg:x="7.858cm" svg:y="3.174cm">
            <draw:text-box>
              <text:p text:style-name="P2"><text:span text:style-name="T1">E</text:span></text:p>
            </draw:text-box>
          </draw:frame>
        </draw:g>
        <draw:line draw:style-name="gr3" draw:text-style-name="P1" draw:layer="layout" svg:x1="5.398cm" svg:y1="3.667cm" svg:x2="7.622cm" svg:y2="3.651cm">
          <text:p/>
        </draw:line>
        <draw:frame draw:style-name="gr5" draw:text-style-name="P1" draw:layer="layout" svg:width="0.953cm" svg:height="0.753cm" svg:x="7.144cm" svg:y="1.529cm">
          <draw:text-box>
            <text:p text:style-name="P2"><text:span text:style-name="T2">9</text:span></text:p>
          </draw:text-box>
        </draw:frame>
        <draw:g>
          <draw:path draw:style-name="gr1" draw:text-style-name="P1" draw:layer="layout" svg:width="1.27cm" svg:height="1.271cm" svg:x="3.969cm" svg:y="0.159cm" svg:viewBox="0 0 1271 1272" svg:d="M0 636c0-117 27-217 85-318 59-101 131-174 233-233 101-58 201-85 317-85 117 0 217 27 318 85 102 59 174 132 233 233 58 101 85 201 85 318 0 117-27 217-85 318-59 101-131 174-233 233-101 58-201 85-318 85-116 0-216-27-317-85-102-59-174-132-233-233-58-101-85-201-85-318z">
            <text:p/>
          </draw:path>
          <draw:frame draw:style-name="gr2" draw:text-style-name="P1" draw:layer="layout" svg:width="1.111cm" svg:height="0.986cm" svg:x="4.048cm" svg:y="0.302cm">
            <draw:text-box>
              <text:p text:style-name="P2"><text:span text:style-name="T1">A</text:span></text:p>
            </draw:text-box>
          </draw:frame>
        </draw:g>
        <draw:g>
          <draw:path draw:style-name="gr1" draw:text-style-name="P1" draw:layer="layout" svg:width="1.27cm" svg:height="1.27cm" svg:x="7.779cm" svg:y="0.159cm" svg:viewBox="0 0 1271 1271" svg:d="M0 635v1c0-117 27-217 85-318 59-102 131-174 233-233 101-58 201-85 317-85 117 0 217 27 318 85 102 59 174 131 233 233 58 101 85 201 85 317 0 117-27 217-85 318-59 102-131 174-233 233-101 58-201 85-318 85-116 0-216-27-317-85-102-59-174-131-233-233-58-101-85-201-85-317z">
            <text:p/>
          </draw:path>
          <draw:frame draw:style-name="gr2" draw:text-style-name="P1" draw:layer="layout" svg:width="1.111cm" svg:height="0.986cm" svg:x="7.858cm" svg:y="0.302cm">
            <draw:text-box>
              <text:p text:style-name="P2"><text:span text:style-name="T1">D</text:span></text:p>
            </draw:text-box>
          </draw:frame>
        </draw:g>
        <draw:line draw:style-name="gr3" draw:text-style-name="P1" draw:layer="layout" svg:x1="5.398cm" svg:y1="0.794cm" svg:x2="7.62cm" svg:y2="0.794cm">
          <text:p/>
        </draw:line>
        <draw:frame draw:style-name="gr5" draw:text-style-name="P1" draw:layer="layout" svg:width="0.953cm" svg:height="0.753cm" svg:x="6.032cm" svg:y="0.1cm">
          <draw:text-box>
            <text:p text:style-name="P2"><text:span text:style-name="T2">4</text:span></text:p>
          </draw:text-box>
        </draw:frame>
        <draw:g>
          <draw:path draw:style-name="gr1" draw:text-style-name="P1" draw:layer="layout" svg:width="1.27cm" svg:height="1.271cm" svg:x="3.969cm" svg:y="5.874cm" svg:viewBox="0 0 1271 1272" svg:d="M0 636c0-117 27-217 85-318 59-101 131-174 233-233 101-58 201-85 317-85 117 0 217 27 318 85 102 59 174 132 233 233 58 101 85 201 85 318 0 117-27 217-85 318-59 101-131 174-233 233-101 58-201 85-318 85-116 0-216-27-317-85-102-59-174-132-233-233-58-101-85-201-85-318z">
            <text:p/>
          </draw:path>
          <draw:frame draw:style-name="gr2" draw:text-style-name="P1" draw:layer="layout" svg:width="1.111cm" svg:height="0.986cm" svg:x="4.048cm" svg:y="6.016cm">
            <draw:text-box>
              <text:p text:style-name="P2"><text:span text:style-name="T1">C</text:span></text:p>
            </draw:text-box>
          </draw:frame>
        </draw:g>
        <draw:g>
          <draw:path draw:style-name="gr1" draw:text-style-name="P1" draw:layer="layout" svg:width="1.27cm" svg:height="1.271cm" svg:x="7.779cm" svg:y="5.874cm" svg:viewBox="0 0 1271 1272" svg:d="M0 636c0-117 27-217 85-318 59-101 131-174 233-233 101-58 201-85 317-85 117 0 217 27 318 85 102 59 174 132 233 233 58 101 85 201 85 318 0 117-27 217-85 318-59 101-131 174-233 233-101 58-201 85-318 85-116 0-216-27-317-85-102-59-174-132-233-233-58-101-85-201-85-318z">
            <text:p/>
          </draw:path>
          <draw:frame draw:style-name="gr2" draw:text-style-name="P1" draw:layer="layout" svg:width="1.111cm" svg:height="0.986cm" svg:x="7.858cm" svg:y="6.016cm">
            <draw:text-box>
              <text:p text:style-name="P2"><text:span text:style-name="T1">F</text:span></text:p>
            </draw:text-box>
          </draw:frame>
        </draw:g>
        <draw:line draw:style-name="gr3" draw:text-style-name="P1" draw:layer="layout" svg:x1="5.398cm" svg:y1="6.509cm" svg:x2="7.62cm" svg:y2="6.509cm">
          <text:p/>
        </draw:line>
        <draw:frame draw:style-name="gr5" draw:text-style-name="P1" draw:layer="layout" svg:width="0.953cm" svg:height="0.753cm" svg:x="6.032cm" svg:y="6.45cm">
          <draw:text-box>
            <text:p text:style-name="P2"><text:span text:style-name="T2">2</text:span></text:p>
          </draw:text-box>
        </draw:frame>
        <draw:line draw:style-name="gr3" draw:text-style-name="P1" draw:layer="layout" svg:x1="1.27cm" svg:y1="3.176cm" svg:x2="3.89cm" svg:y2="1.111cm">
          <text:p/>
        </draw:line>
        <draw:line draw:style-name="gr3" draw:text-style-name="P1" draw:layer="layout" svg:x1="5.08cm" svg:y1="4.128cm" svg:x2="7.78cm" svg:y2="6.193cm">
          <text:p/>
        </draw:line>
        <draw:line draw:style-name="gr3" draw:text-style-name="P1" draw:layer="layout" svg:x1="5.08cm" svg:y1="1.27cm" svg:x2="7.78cm" svg:y2="3.335cm">
          <text:p/>
        </draw:line>
        <draw:line draw:style-name="gr3" draw:text-style-name="P1" draw:layer="layout" svg:x1="1.27cm" svg:y1="4.128cm" svg:x2="3.97cm" svg:y2="6.193cm">
          <text:p/>
        </draw:line>
        <draw:line draw:style-name="gr3" draw:text-style-name="P1" draw:layer="layout" svg:x1="8.89cm" svg:y1="1.27cm" svg:x2="11.907cm" svg:y2="3.017cm">
          <text:p/>
        </draw:line>
        <draw:line draw:style-name="gr3" draw:text-style-name="P1" draw:layer="layout" svg:x1="8.811cm" svg:y1="6.033cm" svg:x2="11.908cm" svg:y2="4.286cm">
          <text:p/>
        </draw:line>
        <draw:line draw:style-name="gr3" draw:text-style-name="P1" draw:layer="layout" svg:x1="5.08cm" svg:y1="3.176cm" svg:x2="7.78cm" svg:y2="1.111cm">
          <text:p/>
        </draw:line>
        <draw:frame draw:style-name="gr5" draw:text-style-name="P1" draw:layer="layout" svg:width="0.953cm" svg:height="0.753cm" svg:x="2.223cm" svg:y="1.052cm">
          <draw:text-box>
            <text:p text:style-name="P2"><text:span text:style-name="T2">1</text:span></text:p>
          </draw:text-box>
        </draw:frame>
        <draw:frame draw:style-name="gr5" draw:text-style-name="P1" draw:layer="layout" svg:width="0.953cm" svg:height="0.753cm" svg:x="2.223cm" svg:y="5.497cm">
          <draw:text-box>
            <text:p text:style-name="P2"><text:span text:style-name="T2">5</text:span></text:p>
          </draw:text-box>
        </draw:frame>
        <draw:frame draw:style-name="gr5" draw:text-style-name="P1" draw:layer="layout" svg:width="0.953cm" svg:height="0.753cm" svg:x="4.604cm" svg:y="1.529cm">
          <draw:text-box>
            <text:p text:style-name="P2"><text:span text:style-name="T2">11</text:span></text:p>
          </draw:text-box>
        </draw:frame>
        <draw:frame draw:style-name="gr5" draw:text-style-name="P1" draw:layer="layout" svg:width="0.953cm" svg:height="0.753cm" svg:x="6.032cm" svg:y="2.957cm">
          <draw:text-box>
            <text:p text:style-name="P2"><text:span text:style-name="T2">5</text:span></text:p>
          </draw:text-box>
        </draw:frame>
        <draw:frame draw:style-name="gr5" draw:text-style-name="P1" draw:layer="layout" svg:width="0.953cm" svg:height="0.753cm" svg:x="4.604cm" svg:y="4.386cm">
          <draw:text-box>
            <text:p text:style-name="P2"><text:span text:style-name="T2">16</text:span></text:p>
          </draw:text-box>
        </draw:frame>
        <draw:frame draw:style-name="gr4" draw:text-style-name="P1" draw:layer="layout" svg:width="0.953cm" svg:height="0.753cm" svg:x="9.842cm" svg:y="1.219cm">
          <draw:text-box>
            <text:p text:style-name="P2"><text:span text:style-name="T2">18</text:span></text:p>
          </draw:text-box>
        </draw:frame>
        <draw:frame draw:style-name="gr4" draw:text-style-name="P1" draw:layer="layout" svg:width="0.953cm" svg:height="0.753cm" svg:x="9.842cm" svg:y="4.394cm">
          <draw:text-box>
            <text:p text:style-name="P2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-4 -8 28 31" svg:d="M10-8l-14 28 6 3 8-16 8 16 6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22cm" fo:page-height="7.4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1601-01-01T08:05:43Z</dc:date>
    <meta:creation-date>1601-01-01T08:05:43Z</meta:creation-date>
    <meta:generator>LibreOffice/5.1.6.2$Linux_X86_64 LibreOffice_project/10m0$Build-2</meta:generator>
    <meta:document-statistic meta:object-count="48"/>
  </office:meta>
</office:document-meta>
</file>